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Mono" svg:font-family="'Noto Mono'" style:font-pitch="fixed"/>
  </office:font-face-decls>
  <office:automatic-styles>
    <style:style style:name="P1" style:family="paragraph" style:parent-style-name="Standard">
      <style:paragraph-properties fo:text-align="end" style:justify-single-word="false"/>
      <style:text-properties style:font-name="Liberation Serif" fo:font-size="14pt" style:font-size-asian="14pt" style:font-name-complex="Liberation Serif" style:font-size-complex="14pt"/>
    </style:style>
    <style:style style:name="P2" style:family="paragraph" style:parent-style-name="Standard">
      <style:paragraph-properties fo:text-align="end" style:justify-single-word="false"/>
      <style:text-properties fo:color="#c9211e" loext:opacity="100%" style:font-name="Liberation Serif" fo:font-size="14pt" style:font-size-asian="14pt" style:font-name-complex="Liberation Serif" style:font-size-complex="14pt"/>
    </style:style>
    <style:style style:name="P3" style:family="paragraph" style:parent-style-name="Standard">
      <style:paragraph-properties fo:text-align="end" style:justify-single-word="false"/>
      <style:text-properties fo:color="#c9211e" loext:opacity="100%" style:font-name="Liberation Serif" fo:font-size="14pt" officeooo:rsid="000414c9" officeooo:paragraph-rsid="000414c9" style:font-size-asian="14pt" style:font-name-complex="Liberation Serif" style:font-size-complex="14pt"/>
    </style:style>
    <style:style style:name="P4" style:family="paragraph" style:parent-style-name="Text_20_body">
      <style:paragraph-properties fo:text-align="end" style:justify-single-word="false"/>
      <style:text-properties fo:color="#000000" loext:opacity="100%" style:font-name="Liberation Serif" fo:font-size="14pt" officeooo:rsid="000414c9" officeooo:paragraph-rsid="000414c9" style:font-size-asian="14pt" style:font-name-complex="Liberation Serif" style:font-size-complex="14pt"/>
    </style:style>
    <style:style style:name="P5" style:family="paragraph" style:parent-style-name="Text_20_body">
      <style:paragraph-properties fo:text-align="end" style:justify-single-word="false"/>
      <style:text-properties fo:color="#000000" loext:opacity="100%" style:font-name="Liberation Serif" fo:font-size="14pt" style:font-size-asian="14pt" style:font-name-complex="Liberation Serif" style:font-size-complex="14pt"/>
    </style:style>
    <style:style style:name="T1" style:family="text">
      <style:text-properties fo:color="#c9211e" loext:opacity="100%"/>
    </style:style>
    <style:style style:name="T2" style:family="text">
      <style:text-properties officeooo:rsid="000414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نوع پرواز <text:s/>= داخلی یا خارجی</text:p>
      <text:p text:style-name="P1">مسیر پرواز = رفت یا رفت و برگشت</text:p>
      <text:p text:style-name="P1">نوع بلیط = سیستمی یا چارتری</text:p>
      <text:p text:style-name="P1">کلاس پروازی هواپیما = بیزینس یا</text:p>
      <text:p text:style-name="P1"/>
      <text:p text:style-name="P1"><text:span text:style-name="T1">چارتری</text:span>:</text:p>
      <text:p text:style-name="P1"><text:tab/>دارای یک مسیر و تاریخ خاص هستند که از طرف آژانس هواپیمایی رزرو شده اند در اغلب موارد غیر قابل تغییر و غیر قابل کنسلی میباشد این بلیط ها در مسیرهای خاصی فروخته میشود و مسیرهای کانادا و امریکا بلیط چارتری ندارند</text:p>
      <text:p text:style-name="P1"/>
      <text:p text:style-name="P2">بلیط سیستمی:</text:p>
      <text:p text:style-name="P1"><text:tab/>از طرف ایرلاین برنامه ریزی و نرخ گذاری میشوند، دارای نرخ های بلیط بالا هستند، بدون محدودیت زمانی و با توجه به روزها و ساعات پروازی هر ایرلاین به فروش میرسد این بلیط دارای نرخ مصوب دارد و قابل تغییر تاریخ میباشد</text:p>
      <text:p text:style-name="P1"/>
      <text:p text:style-name="P2">بلیط یکطرفه:</text:p>
      <text:p text:style-name="P1"><text:tab/>در مسیررفت و بدون برگشت صادر میشود و در مسیرهای داخلی میتوان تهیه کرد و در مسیر های خارجی دارای شرایطی خاصی هستند این شرایط خاصی برای مسافرینی که دارای ویزای دانشجویی یا ویزای کار یا ویزای اقامت یا ویزای مولتی و یا دیپلمات هستند مجاز هست که بلیط یکطرفه به سمت خارج از ایران خریداری کنند</text:p>
      <text:p text:style-name="P1">مثلا می‌خواهیم از تهران به اصفهان برویم و مشخص نیست کی، چطور یا با کدام پرواز بر‌می‌گردیم. این نوع بلیط، یکی از رایج‌ترین بلیط‌هایی‌ست که ایرلاین‌ها صادر می‌کنند</text:p>
      <text:p text:style-name="P1"/>
      <text:p text:style-name="P1"/>
      <text:p text:style-name="P1"/>
      <text:p text:style-name="P2">بلیط دوطرفه:</text:p>
      <text:p text:style-name="P1"><text:tab/>بلیط دوطرفه به صورت رفت و برگشت صادر می‌شود، در این بلیط‌ها تاریخ رفت و برگشت مشخص است، البته تاریخ <text:s/>پرواز را می‌توان با پرداخت جریمه (در برخی از ایرلاین‌ها بدون جریمه) تغییر داد. با توجه به اینکه ایرانی‌ها برای سفر به بیشتر نقاط دنیا احتیاج به دریافت ویزا دارند، مسافرینی که ویزای کشور مقصد را دریافت کرده‌اند می‌توانند بلیط رفت و برگشت را با توجه به مدت اعتبار ویزا خریداری کنند.</text:p>
      <text:p text:style-name="P1"><text:tab/></text:p>
      <text:p text:style-name="P2">بلیط یک توقفه:</text:p>
      <text:p text:style-name="P1"><text:tab/>سافران می‌توانند بلیط خود را از طریق شرکت‌های هواپیمایی مختلف رزرو کنند. به عنوان مثال بلیط هواپیما تهران – وین – تهران را می‌توان با هواپیمایی اتریشی خریداری کرد. در این پرواز هواپیما به صورت مستقیم از تهران به مقصد وین پرواز را انجام می‌دهد. اما در برخی از مواقع پرواز مستقیم به کشور مقصد امکان‌پذیر نمی‌یاشد، به عنوان مثال پرواز تهران به ونکور با بلیط قطری به صورت مستقیم انجام نمی‌شود و هواپیما یک توقف در فرودگاه شهر دوحه خواهد داشت.</text:p>
      <text:p text:style-name="P1">این نوع بلیط، ویژه پرواز‌هایی‌ست که بیش از ۲۴ ساعت طول می‌کشد. این توقف در بیشتر مواقع برای استراحت است. اما وقت‌هایی هم هست که پرواز دو مسیره است.</text:p>
      <text:p text:style-name="P1"/>
      <text:p text:style-name="P1"/>
      <text:p text:style-name="P1"/>
      <text:p text:style-name="P1"><text:soft-page-break/><text:tab/></text:p>
      <text:p text:style-name="P2"><text:s/>بلیط دو توقفه <text:span text:style-name="T2">یا چند توقفه</text:span></text:p>
      <text:p text:style-name="P1"><text:tab/>در بلیط هواپیما دو یا چند توقفه، پرواز تا رسیدن به مقصد در بیش از یک کشور توقف دارد. به عنوان مثال پرواز تهران به ونکور با هواپیمایی ترکیش یک توقف در استانبول و یک وقف در تورنتو خواهد داشت. قبل از خرید پروازهای یک یا چند توقفه به ساعت پرواز بعدی و مدت زمان توقف دقت کنید. این پروازها در اغلب مواقع ارزان‌تر از پروازهای مستقیم و بدون توقف هستند.</text:p>
      <text:p text:style-name="P1"/>
      <text:p text:style-name="P2">بلیط با توقف اجباری:</text:p>
      <text:p text:style-name="P1"><text:tab/>پروازهایی هستند که در مسیرهای طولانی، هواپیما برای سوختگیری، تعویض پرواز یا دلیل اجباری دیگری </text:p>
      <text:p text:style-name="P1">مجبور به توقف در فرودگاه می‌شود.</text:p>
      <text:p text:style-name="P1">سیاری از پرواز‌های ایران به مقاصد خارجی به این شکل هستند. برای مثال در رفتن به بلگراد، بیشتر ایرانی‌ها مجبور به توقف در مسکو و تعویض هواپیما می‌شوند</text:p>
      <text:p text:style-name="P1"/>
      <text:p text:style-name="P1"/>
      <text:p text:style-name="P2">بلیط رفت و برگشت با مقصد متغییر:</text:p>
      <text:p text:style-name="P1"><text:tab/>بلیط رفت و برگشت متغیر بلیط‍‌هایی هستند که مسافر از مبدا به مقصد می‌رود اما پرواز برگشت به مبدا از مکان دیگر انجام می‌شود. مثلا پرواز رفت در مسیر تهران – <text:s/>تورنتو است و پرواز برگشت در مسیر مونترال – <text:s/>تهران انجام می‌شود.</text:p>
      <text:p text:style-name="P1"/>
      <text:p text:style-name="P1"/>
      <text:p text:style-name="P1"><text:s/><text:span text:style-name="T1">بلیط با چند کلاس پروازی:</text:span></text:p>
      <text:p text:style-name="P1"><text:s/><text:tab/>ین نوع بلیط هواپیما ویژه پروازهای یک یا چند توقفه است. مسافر می‌تواند در طول پروازها کلاس‌های مختلف پروازی را رزرو کند. <text:s/>مثلا در پرواز اول صندلی اکونومی و در پرواز دوم صندلی بیزینس را خریداری کند.</text:p>
      <text:p text:style-name="P1"/>
      <text:p text:style-name="P3">بلیط سفید امضا</text:p>
      <text:p text:style-name="P4">بهترین انتخاب برای جهانگردانی که ترجیح می‌دهند به چند کشور سفر کنند و دلشان نمی‌خواهد تمامی سفر‌هایشان هوایی باشد این بلیط است.</text:p>
      <text:p text:style-name="P5">این بلیط همچنین برای وقتی که مجبوریم به اولین مقصدمان، یعنی جایی که سوار هواپیما شده‌ایم، برویم هم مناسب است. با در دست داشتن این بلیط می‌توانیم از مبدایی به مقصدی پرواز کنیم و از مقصدی متفاوت به مبدا برگردیم.</text:p>
      <text:p text:style-name="P3"/>
      <text:p text:style-name="P3"/>
      <text:p text:style-name="P3"/>
      <text:p text:style-name="P3"/>
      <text:p text:style-name="P1">هواپیما</text:p>
      <text:p text:style-name="P1">تعداد صندلی</text:p>
      <text:p text:style-name="P1">تعداد خدمه</text:p>
      <text:p text:style-name="P1">بار مجاز</text:p>
      <text:p text:style-name="P1">اسم هواپیما</text:p>
      <text:p text:style-name="P1"><text:soft-page-break/>شرکت هواپیما</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Mono" svg:font-family="'Noto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16:08:33.468094208</meta:creation-date>
    <dc:date>2023-12-18T16:15:03.920623363</dc:date>
    <meta:editing-duration>PT6M31S</meta:editing-duration>
    <meta:editing-cycles>1</meta:editing-cycles>
    <meta:document-statistic meta:table-count="0" meta:image-count="0" meta:object-count="0" meta:page-count="3" meta:paragraph-count="37" meta:word-count="682" meta:character-count="3519" meta:non-whitespace-character-count="2848"/>
    <meta:generator>LibreOffice/7.4.7.2$Linux_X86_64 LibreOffice_project/40$Build-2</meta:generator>
  </office:meta>
</office:document-meta>
</file>